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0.1cm">
            <draw:object draw:notify-on-update-of-ranges="Sheet1.A1:Sheet1.A25 Sheet1.B1:Sheet1.B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711" calcext:value-type="float">
            <text:p>177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657" calcext:value-type="float">
            <text:p>286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368" calcext:value-type="float">
            <text:p>46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025" calcext:value-type="float">
            <text:p>750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1393" calcext:value-type="float">
            <text:p>121393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30:26.082197173</meta:creation-date>
    <dc:date>2016-08-16T15:55:03.496683289</dc:date>
    <meta:editing-duration>PT8M18S</meta:editing-duration>
    <meta:editing-cycles>1</meta:editing-cycles>
    <meta:document-statistic meta:table-count="1" meta:cell-count="5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B25" svg:x="0.676cm" svg:y="0.046cm" svg:width="12.507cm" svg:height="8.638cm">
          <chartooo:coordinate-region svg:x="1.297cm" svg:y="0.245cm" svg:width="11.329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" chart:class="chart:scatter">
            <chart:domain table:cell-range-address="Sheet1.A1:Sheet1.A25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</svg:desc>
                </draw:g>
              </table:table-cell>
              <table:table-cell office:value-type="float" office:value="1">
                <text:p>1</text:p>
                <draw:g>
                  <svg:desc>Sheet1.B1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7">
                <text:p>3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0">
                <text:p>6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7">
                <text:p>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97">
                <text:p>15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84">
                <text:p>25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81">
                <text:p>41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65">
                <text:p>67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46">
                <text:p>10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11">
                <text:p>177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657">
                <text:p>286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368">
                <text:p>463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025">
                <text:p>750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393">
                <text:p>12139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